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0bad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springermedizin.de/repeat-a-framework-to-assess-empirical-reproducibility-in-biomed/15068846" text:style-name="Internet_20_link" text:visited-style-name="Visited_20_Internet_20_Link"><text:span text:style-name="T1">https://www.springermedizin.de/repeat-a-framework-to-assess-empirical-reproducibility-in-biomed/15068846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5:05:10.050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104" meta:non-whitespace-character-count="104"/>
    <meta:generator>LibreOffice/7.4.1.2$Windows_X86_64 LibreOffice_project/3c58a8f3a960df8bc8fd77b461821e42c061c5f0</meta:generator>
  </office:meta>
</office:document-meta>
</file>